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66" calcext:value-type="float">
            <text:p>6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259" calcext:value-type="float">
            <text:p>2259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05555555555556" calcext:value-type="percentage">
            <text:p>10.56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5:16:17.29301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23T15:16:29.458505335</dc:date>
    <meta:editing-duration>P7DT17H36M37S</meta:editing-duration>
    <meta:editing-cycles>75</meta:editing-cycles>
    <meta:generator>LibreOffice/6.0.7.3$Linux_X86_64 LibreOffice_project/00m0$Build-3</meta:generator>
    <meta:document-statistic meta:table-count="2" meta:cell-count="630" meta:object-count="0"/>
  </office:meta>
</office:document-meta>
</file>